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385" style:parent-style-name="Graphics">
      <style:graphic-properties draw:fill="none" fo:clip="rect(0.11945in, 1.46159in, 0in, 0in)" draw:stroke="none"/>
    </style:style>
    <style:style style:family="graphic" style:name="a386" style:parent-style-name="Graphics">
      <style:graphic-properties draw:fill="none" fo:clip="rect(0.1664in, 1.43853in, 0in, 0in)" draw:stroke="none"/>
    </style:style>
    <style:style style:family="graphic" style:name="a387" style:parent-style-name="Graphics">
      <style:graphic-properties draw:fill="none" fo:clip="rect(0in, 0in, 2.78607in, 6.60297in)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1" style:parent-style-name="Graphics">
      <style:graphic-properties draw:fill="none" fo:clip="rect(0.11945in, 1.45642in, 0in, 0in)" draw:stroke="non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 style:parent-style-name="Graphics">
      <style:graphic-properties draw:fill="none" fo:clip="rect(0.11945in, 1.46542in, 0in, 0in)" draw:stroke="none"/>
    </style:style>
    <style:style style:family="graphic" style:name="a4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3" style:parent-style-name="Graphics">
      <style:graphic-properties draw:fill="none" fo:clip="rect(0.11945in, 1.46542in, 0in, 0in)" draw:stroke="none"/>
    </style:style>
    <style:style style:family="graphic" style:name="a384" style:parent-style-name="Graphics">
      <style:graphic-properties draw:fill="none" fo:clip="rect(0.11945in, 1.46542in, 0in, 0in)" draw:stroke="non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draw:style-name="a381" draw:name="Image 4" svg:x="8.2467in" svg:y="0.01174in" svg:width="4.204in" svg:height="3.32264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2" draw:name="Image 6" svg:x="-0in" svg:y="3.36428in" svg:width="4.12036in" svg:height="3.32264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83" draw:name="Image 8" svg:x="4.13197in" svg:y="0.01174in" svg:width="4.12036in" svg:height="3.32264in" style:rel-width="scale" style:rel-height="scale">
          <draw:image xlink:href="media/image3.png" xlink:type="simple" xlink:show="embed" xlink:actuate="onLoad"/>
          <svg:title/>
          <svg:desc/>
        </draw:frame>
        <draw:frame draw:id="id66" draw:style-name="a384" draw:name="Image 10" svg:x="-0in" svg:y="0in" svg:width="4.12036in" svg:height="3.32264in" style:rel-width="scale" style:rel-height="scale">
          <draw:image xlink:href="media/image4.png" xlink:type="simple" xlink:show="embed" xlink:actuate="onLoad"/>
          <svg:title/>
          <svg:desc/>
        </draw:frame>
        <draw:frame draw:id="id67" draw:style-name="a385" draw:name="Image 12" svg:x="8.27073in" svg:y="3.40609in" svg:width="4.20046in" svg:height="3.32264in" style:rel-width="scale" style:rel-height="scale">
          <draw:image xlink:href="media/image5.png" xlink:type="simple" xlink:show="embed" xlink:actuate="onLoad"/>
          <svg:title/>
          <svg:desc/>
        </draw:frame>
        <draw:frame draw:id="id68" draw:style-name="a386" draw:name="Image 14" svg:x="4.13197in" svg:y="3.40609in" svg:width="4.13875in" svg:height="3.2957in" style:rel-width="scale" style:rel-height="scale">
          <draw:image xlink:href="media/image6.png" xlink:type="simple" xlink:show="embed" xlink:actuate="onLoad"/>
          <svg:title/>
          <svg:desc/>
        </draw:frame>
        <draw:frame draw:id="id69" draw:style-name="a387" draw:name="Image 15" svg:x="12.4507in" svg:y="0.01174in" svg:width="0.88263in" svg:height="3.11163in" style:rel-width="scale" style:rel-height="scale">
          <draw:image xlink:href="media/image6.png" xlink:type="simple" xlink:show="embed" xlink:actuate="onLoad"/>
          <svg:title/>
          <svg:desc/>
        </draw:frame>
        <draw:frame draw:id="id70" draw:style-name="a391" draw:name="ZoneTexte 16" svg:x="-0.01942in" svg:y="-0.05506in" svg:width="0.39304in" svg:height="0.37025in">
          <draw:text-box>
            <text:p text:style-name="a390" text:class-names="" text:cond-style-name=""><text:span text:style-name="a388" text:class-names="">a)</text:span><text:span text:style-name="a389" text:class-names=""/></text:p>
          </draw:text-box>
          <svg:title/>
          <svg:desc/>
        </draw:frame>
        <draw:frame draw:id="id71" draw:style-name="a396" draw:name="ZoneTexte 17" svg:x="-0.05909in" svg:y="3.24981in" svg:width="0.40005in" svg:height="0.37025in">
          <draw:text-box>
            <text:p text:style-name="a395" text:class-names="" text:cond-style-name=""><text:span text:style-name="a392" text:class-names="">b</text:span><text:span text:style-name="a393" text:class-names="">)</text:span><text:span text:style-name="a394" text:class-names=""/></text:p>
          </draw:text-box>
          <svg:title/>
          <svg:desc/>
        </draw:frame>
        <draw:frame draw:id="id72" draw:style-name="a401" draw:name="ZoneTexte 18" svg:x="4.13382in" svg:y="-0.03605in" svg:width="0.39128in" svg:height="0.37025in">
          <draw:text-box>
            <text:p text:style-name="a400" text:class-names="" text:cond-style-name=""><text:span text:style-name="a397" text:class-names="">c</text:span><text:span text:style-name="a398" text:class-names="">)</text:span><text:span text:style-name="a399" text:class-names=""/></text:p>
          </draw:text-box>
          <svg:title/>
          <svg:desc/>
        </draw:frame>
        <draw:frame draw:id="id73" draw:style-name="a405" draw:name="ZoneTexte 19" svg:x="4.11429in" svg:y="3.27554in" svg:width="0.40005in" svg:height="0.37025in">
          <draw:text-box>
            <text:p text:style-name="a404" text:class-names="" text:cond-style-name=""><text:span text:style-name="a402" text:class-names="">d)</text:span><text:span text:style-name="a403" text:class-names=""/></text:p>
          </draw:text-box>
          <svg:title/>
          <svg:desc/>
        </draw:frame>
        <draw:frame draw:id="id74" draw:style-name="a410" draw:name="ZoneTexte 20" svg:x="8.31502in" svg:y="-0.03605in" svg:width="0.39304in" svg:height="0.37025in">
          <draw:text-box>
            <text:p text:style-name="a409" text:class-names="" text:cond-style-name=""><text:span text:style-name="a406" text:class-names="">e</text:span><text:span text:style-name="a407" text:class-names="">)</text:span><text:span text:style-name="a408" text:class-names=""/></text:p>
          </draw:text-box>
          <svg:title/>
          <svg:desc/>
        </draw:frame>
        <draw:frame draw:id="id75" draw:style-name="a414" draw:name="ZoneTexte 21" svg:x="8.37703in" svg:y="3.31693in" svg:width="0.34844in" svg:height="0.37025in">
          <draw:text-box>
            <text:p text:style-name="a413" text:class-names="" text:cond-style-name=""><text:span text:style-name="a411" text:class-names="">f)</text:span><text:span text:style-name="a41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Edgar Steven Correa Pinzon</meta:initial-creator>
    <dc:creator>Edgar Steven Correa Pinzon</dc:creator>
    <meta:creation-date>2025-04-18T05:35:24Z</meta:creation-date>
    <dc:date>2025-04-18T05:55:52Z</dc:date>
    <meta:editing-cycles>1</meta:editing-cycles>
    <meta:editing-duration>PT1227S</meta:editing-duration>
    <meta:document-statistic meta:paragraph-count="6" meta:word-count="12"/>
  </office:meta>
</office:document-meta>
</file>